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622" officeooo:paragraph-rsid="001b3622"/>
    </style:style>
    <style:style style:name="P2" style:family="paragraph" style:parent-style-name="Standard">
      <style:text-properties fo:color="#000000" officeooo:rsid="001b3622" officeooo:paragraph-rsid="001b3622"/>
    </style:style>
    <style:style style:name="T1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ва 3. ПРОЕКТИРОВАНИЕ ПРОГРАММНОГО ПРОДУКТА </text:p>
      <text:p text:style-name="P1"/>
      <text:p text:style-name="P1">3.1. Архитектура программного продукта</text:p>
      <text:p text:style-name="P1"/>
      <text:p text:style-name="P1">Архитектурная схема приложения изображена <text:span text:style-name="T1">на рисунке 3.1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0:22:01.822369844</meta:creation-date>
    <meta:generator>LibreOffice/6.3.5.2$Linux_X86_64 LibreOffice_project/30$Build-2</meta:generator>
    <dc:date>2020-04-23T10:24:43.587733629</dc:date>
    <meta:editing-duration>PT2M42S</meta:editing-duration>
    <meta:editing-cycles>1</meta:editing-cycles>
    <meta:document-statistic meta:table-count="0" meta:image-count="0" meta:object-count="0" meta:page-count="1" meta:paragraph-count="3" meta:word-count="16" meta:character-count="141" meta:non-whitespace-character-count="127"/>
  </office:meta>
</office:document-meta>
</file>